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P17" style:family="paragraph" style:parent-style-name="Text_20_body">
      <style:text-properties style:font-name="Arial" officeooo:rsid="0032d363" officeooo:paragraph-rsid="0032d363"/>
    </style:style>
    <style:style style:name="P18" style:family="paragraph" style:parent-style-name="Text_20_body">
      <style:text-properties style:font-name="Arial" officeooo:rsid="0035dc11" officeooo:paragraph-rsid="0035dc11"/>
    </style:style>
    <style:style style:name="P19" style:family="paragraph" style:parent-style-name="Text_20_body">
      <style:text-properties style:font-name="Arial" officeooo:rsid="0037c03e" officeooo:paragraph-rsid="0037c03e"/>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18">Sollte ich beim cleaning durch das cleaning entstandene duplikate rauslöschen um so den Datensatz zu verkleinern?</text:p>
      <text:p text:style-name="P19">Stopwords löschen das in raus von gegenderten Versionen die zb Lehrer*in ... wird zu Lehrer * ...</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8T12:22:59.309000000</dc:date>
    <meta:editing-duration>P10DT22H36M24S</meta:editing-duration>
    <meta:editing-cycles>32</meta:editing-cycles>
    <meta:generator>LibreOffice/7.0.3.1$Windows_X86_64 LibreOffice_project/d7547858d014d4cf69878db179d326fc3483e082</meta:generator>
    <meta:document-statistic meta:table-count="0" meta:image-count="0" meta:object-count="0" meta:page-count="3" meta:paragraph-count="35" meta:word-count="823" meta:character-count="5347" meta:non-whitespace-character-count="4556"/>
  </office:meta>
</office:document-meta>
</file>